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33cm"/>
    </style:style>
    <style:style style:name="co2" style:family="table-column">
      <style:table-column-properties fo:break-before="auto" style:column-width="4.981cm"/>
    </style:style>
    <style:style style:name="co3" style:family="table-column">
      <style:table-column-properties fo:break-before="auto" style:column-width="4.81cm"/>
    </style:style>
    <style:style style:name="co4" style:family="table-column">
      <style:table-column-properties fo:break-before="auto" style:column-width="3.261cm"/>
    </style:style>
    <style:style style:name="co5" style:family="table-column">
      <style:table-column-properties fo:break-before="auto" style:column-width="3.344cm"/>
    </style:style>
    <style:style style:name="co6" style:family="table-column">
      <style:table-column-properties fo:break-before="auto" style:column-width="5.639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6.68cm"/>
    </style:style>
    <style:style style:name="co10" style:family="table-column">
      <style:table-column-properties fo:break-before="auto" style:column-width="5.449cm"/>
    </style:style>
    <style:style style:name="co11" style:family="table-column">
      <style:table-column-properties fo:break-before="auto" style:column-width="5.955cm"/>
    </style:style>
    <style:style style:name="co12" style:family="table-column">
      <style:table-column-properties fo:break-before="auto" style:column-width="3.498cm"/>
    </style:style>
    <style:style style:name="co13" style:family="table-column">
      <style:table-column-properties fo:break-before="auto" style:column-width="6.544cm"/>
    </style:style>
    <style:style style:name="co14" style:family="table-column">
      <style:table-column-properties fo:break-before="auto" style:column-width="3.575cm"/>
    </style:style>
    <style:style style:name="co15" style:family="table-column">
      <style:table-column-properties fo:break-before="auto" style:column-width="2.759cm"/>
    </style:style>
    <style:style style:name="co16" style:family="table-column">
      <style:table-column-properties fo:break-before="auto" style:column-width="5.39cm"/>
    </style:style>
    <style:style style:name="co17" style:family="table-column">
      <style:table-column-properties fo:break-before="auto" style:column-width="4.948cm"/>
    </style:style>
    <style:style style:name="co18" style:family="table-column">
      <style:table-column-properties fo:break-before="auto" style:column-width="10.698cm"/>
    </style:style>
    <style:style style:name="co19" style:family="table-column">
      <style:table-column-properties fo:break-before="auto" style:column-width="3.445cm"/>
    </style:style>
    <style:style style:name="co20" style:family="table-column">
      <style:table-column-properties fo:break-before="auto" style:column-width="4.976cm"/>
    </style:style>
    <style:style style:name="co21" style:family="table-column">
      <style:table-column-properties fo:break-before="auto" style:column-width="5.473cm"/>
    </style:style>
    <style:style style:name="co22" style:family="table-column">
      <style:table-column-properties fo:break-before="auto" style:column-width="6.165cm"/>
    </style:style>
    <style:style style:name="co23" style:family="table-column">
      <style:table-column-properties fo:break-before="auto" style:column-width="3.524cm"/>
    </style:style>
    <style:style style:name="co24" style:family="table-column">
      <style:table-column-properties fo:break-before="auto" style:column-width="5.611cm"/>
    </style:style>
    <style:style style:name="co25" style:family="table-column">
      <style:table-column-properties fo:break-before="auto" style:column-width="5.556cm"/>
    </style:style>
    <style:style style:name="co26" style:family="table-column">
      <style:table-column-properties fo:break-before="auto" style:column-width="5.999cm"/>
    </style:style>
    <style:style style:name="co27" style:family="table-column">
      <style:table-column-properties fo:break-before="auto" style:column-width="4.505cm"/>
    </style:style>
    <style:style style:name="co28" style:family="table-column">
      <style:table-column-properties fo:break-before="auto" style:column-width="5.085cm"/>
    </style:style>
    <style:style style:name="co29" style:family="table-column">
      <style:table-column-properties fo:break-before="auto" style:column-width="5.667cm"/>
    </style:style>
    <style:style style:name="co30" style:family="table-column">
      <style:table-column-properties fo:break-before="auto" style:column-width="6.8cm"/>
    </style:style>
    <style:style style:name="co31" style:family="table-column">
      <style:table-column-properties fo:break-before="auto" style:column-width="4.256cm"/>
    </style:style>
    <style:style style:name="co32" style:family="table-column">
      <style:table-column-properties fo:break-before="auto" style:column-width="5.196cm"/>
    </style:style>
    <style:style style:name="co33" style:family="table-column">
      <style:table-column-properties fo:break-before="auto" style:column-width="5.833cm"/>
    </style:style>
    <style:style style:name="co34" style:family="table-column">
      <style:table-column-properties fo:break-before="auto" style:column-width="6.856cm"/>
    </style:style>
    <style:style style:name="co35" style:family="table-column">
      <style:table-column-properties fo:break-before="auto" style:column-width="4.914cm"/>
    </style:style>
    <style:style style:name="co36" style:family="table-column">
      <style:table-column-properties fo:break-before="auto" style:column-width="5.341cm"/>
    </style:style>
    <style:style style:name="co37" style:family="table-column">
      <style:table-column-properties fo:break-before="auto" style:column-width="5.128cm"/>
    </style:style>
    <style:style style:name="co38" style:family="table-column">
      <style:table-column-properties fo:break-before="auto" style:column-width="4.967cm"/>
    </style:style>
    <style:style style:name="co39" style:family="table-column">
      <style:table-column-properties fo:break-before="auto" style:column-width="5.181cm"/>
    </style:style>
    <style:style style:name="co40" style:family="table-column">
      <style:table-column-properties fo:break-before="auto" style:column-width="5.279cm"/>
    </style:style>
    <style:style style:name="co41" style:family="table-column">
      <style:table-column-properties fo:break-before="auto" style:column-width="3.648cm"/>
    </style:style>
    <style:style style:name="co42" style:family="table-column">
      <style:table-column-properties fo:break-before="auto" style:column-width="5.754cm"/>
    </style:style>
    <style:style style:name="co43" style:family="table-column">
      <style:table-column-properties fo:break-before="auto" style:column-width="3.593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577cm" fo:break-before="auto" style:use-optimal-row-height="true"/>
    </style:style>
    <style:style style:name="ro5" style:family="table-row">
      <style:table-row-properties style:row-height="1.42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xploit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Supports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</text:p>
          </table:table-cell>
          <table:table-cell table:style-name="Titre_20_normal" office:value-type="string" calcext:value-type="string">
            <text:p>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General</text:p>
          </table:table-cell>
          <table:table-cell table:number-columns-repeated="1022"/>
        </table:table-row>
        <table:table-row table:style-name="ro3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</text:p>
            <text:p>(fixe = production, </text:p>
            <text:p>par support = support, </text:p>
            <text:p>Par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2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production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3" calcext:value-type="float">
            <text:p>3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roductio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1.9" calcext:value-type="float">
            <text:p>1,9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ournitures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800" calcext:value-type="float">
            <text:p>80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ais bancaire et comptable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110" calcext:value-type="float">
            <text:p>11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élécommunication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9" calcext:value-type="float">
            <text:p>69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surance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390" calcext:value-type="float">
            <text:p>39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larié 1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roduction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" calcext:value-type="float">
            <text:p>15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larié 2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rodu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" calcext:value-type="float">
            <text:p>15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socié 1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production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socié 2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production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socié 3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production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arges sociales salariés</text:p>
          </table:table-cell>
          <table:table-cell office:value-type="string" calcext:value-type="string">
            <text:p>salary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7" calcext:value-type="float">
            <text:p>7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arges sociales associés</text:p>
          </table:table-cell>
          <table:table-cell office:value-type="string" calcext:value-type="string">
            <text:p>associate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9.5" calcext:value-type="float">
            <text:p>9,5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dministratif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6" table:default-cell-style-name="Default"/>
        <table:table-column table:style-name="co15" table:default-cell-style-name="Default"/>
        <table:table-column table:style-name="co8" table:number-columns-repeated="100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Supports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</text:p>
          </table:table-cell>
          <table:table-cell table:style-name="Titre_20_normal" office:value-type="string" calcext:value-type="string">
            <text:p>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Administratif</text:p>
          </table:table-cell>
          <table:table-cell table:number-columns-repeated="1022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 table:number-rows-repeated="2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Fourniture de bureau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emps de saisi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acturation / Gestio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mmande</text:p>
          </table:table-cell>
          <table:table-cell table:number-columns-repeated="1022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intenance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6" table:default-cell-style-name="Default"/>
        <table:table-column table:style-name="co15" table:default-cell-style-name="Default"/>
        <table:table-column table:style-name="co8" table:number-columns-repeated="100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Supports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</text:p>
          </table:table-cell>
          <table:table-cell table:style-name="Titre_20_normal" office:value-type="string" calcext:value-type="string">
            <text:p>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aintenance</text:p>
          </table:table-cell>
          <table:table-cell/>
          <table:table-cell office:value-type="string" calcext:value-type="string">
            <text:p>equipment</text:p>
          </table:table-cell>
          <table:table-cell table:number-columns-repeated="1020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 table:number-rows-repeated="27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arburan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uil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emps Entretien / Répar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sommable Entretien / Réparatio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iece</text:p>
          </table:table-cell>
          <table:table-cell table:number-columns-repeated="1022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lé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6" table:default-cell-style-name="Default"/>
        <table:table-column table:style-name="co15" table:default-cell-style-name="Default"/>
        <table:table-column table:style-name="co8" table:number-columns-repeated="100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Supports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</text:p>
          </table:table-cell>
          <table:table-cell table:style-name="Titre_20_normal" office:value-type="string" calcext:value-type="string">
            <text:p>Code unité œuvre</text:p>
          </table:table-cell>
          <table:table-cell table:style-name="Titre_20_normal" table:number-columns-repeated="1017"/>
        </table:table-row>
        <table:table-row table:style-name="ro5">
          <table:table-cell office:value-type="float" office:value="2015" calcext:value-type="float">
            <text:p>2015</text:p>
          </table:table-cell>
          <table:table-cell office:value-type="string" calcext:value-type="string">
            <text:p>Blé tendre d’hiver</text:p>
          </table:table-cell>
          <table:table-cell office:value-type="string" calcext:value-type="string">
            <text:p>ZC01, ZC02, ZC03, ZC04, ZC05, ZC06, ZC07, ZC12, ZC14, ZC25, ZC26, ZC27, ZC28</text:p>
          </table:table-cell>
          <table:table-cell office:value-type="string" calcext:value-type="string">
            <text:p>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</text:p>
          </table:table-cell>
          <table:table-cell office:value-type="string" calcext:value-type="string">
            <text:p>hectare</text:p>
          </table:table-cell>
          <table:table-cell table:number-columns-repeated="1017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2">
          <table:table-cell office:value-type="string" calcext:value-type="string">
            <text:p>Semence blé certifié</text:p>
          </table:table-cell>
          <table:table-cell office:value-type="string" calcext:value-type="string">
            <text:p>caphorn_wheat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18" calcext:value-type="float">
            <text:p>-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4" calcext:value-type="float">
            <text:p>-6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60" calcext:value-type="float">
            <text:p>-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" calcext:value-type="float">
            <text:p>-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84" calcext:value-type="float">
            <text:p>-8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44.643" calcext:value-type="float">
            <text:p>-144,64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036" calcext:value-type="float">
            <text:p>-8,03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8.371" calcext:value-type="float">
            <text:p>-78,37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7]*[.D17]*[.G17]" office:value-type="float" office:value="-11" calcext:value-type="float">
            <text:p>-1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ndement 1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ndement 2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9]*[.D19]*[.G19]" office:value-type="float" office:value="1445" calcext:value-type="float">
            <text:p>1445</text:p>
          </table:table-cell>
          <table:table-cell table:number-columns-repeated="1016"/>
        </table:table-row>
        <table:table-row table:style-name="ro2">
          <table:table-cell table:number-columns-repeated="8"/>
          <table:table-cell table:formula="of:=SUM([.H4:.H19])" office:value-type="float" office:value="812.4656" calcext:value-type="float">
            <text:p>812,4656</text:p>
          </table:table-cell>
          <table:table-cell table:number-columns-repeated="1015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rge hiver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6" table:default-cell-style-name="Default"/>
        <table:table-column table:style-name="co15" table:default-cell-style-name="Default"/>
        <table:table-column table:style-name="co8" table:number-columns-repeated="100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Supports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</text:p>
          </table:table-cell>
          <table:table-cell table:style-name="Titre_20_normal" office:value-type="string" calcext:value-type="string">
            <text:p>Code unité œuvre</text:p>
          </table:table-cell>
          <table:table-cell table:style-name="Titre_20_normal" table:number-columns-repeated="1017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Orge d’hiver</text:p>
          </table:table-cell>
          <table:table-cell office:value-type="string" calcext:value-type="string">
            <text:p>ZC17, ZC19, ZC20, ZC21, ZC22, ZC23, ZC24, ZC29</text:p>
          </table:table-cell>
          <table:table-cell office:value-type="string" calcext:value-type="string">
            <text:p>etincel_winter_barley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</text:p>
          </table:table-cell>
          <table:table-cell office:value-type="string" calcext:value-type="string">
            <text:p>hectare</text:p>
          </table:table-cell>
          <table:table-cell table:number-columns-repeated="1017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2">
          <table:table-cell office:value-type="string" calcext:value-type="string">
            <text:p>Semence orge certifié</text:p>
          </table:table-cell>
          <table:table-cell office:value-type="string" calcext:value-type="string">
            <text:p>winter_barley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48" calcext:value-type="float">
            <text:p>-4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5" calcext:value-type="float">
            <text:p>-4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84" calcext:value-type="float">
            <text:p>-8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.64" calcext:value-type="float">
            <text:p>-1,6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57.52" calcext:value-type="float">
            <text:p>-57,5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11" calcext:value-type="float">
            <text:p>-1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ndement 1</text:p>
          </table:table-cell>
          <table:table-cell office:value-type="string" calcext:value-type="string">
            <text:p>barley_grain</text:p>
          </table:table-cell>
          <table:table-cell office:value-type="string" calcext:value-type="string">
            <text:p>u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8"/>
          <table:table-cell table:formula="of:=SUM([.H4:.H16])" office:value-type="float" office:value="-507.8044" calcext:value-type="float">
            <text:p>-507,8044</text:p>
          </table:table-cell>
          <table:table-cell table:number-columns-repeated="1015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lza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6" table:default-cell-style-name="Default"/>
        <table:table-column table:style-name="co15" table:default-cell-style-name="Default"/>
        <table:table-column table:style-name="co8" table:number-columns-repeated="100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Supports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</text:p>
          </table:table-cell>
          <table:table-cell table:style-name="Titre_20_normal" office:value-type="string" calcext:value-type="string">
            <text:p>Code unité œuvre</text:p>
          </table:table-cell>
          <table:table-cell table:style-name="Titre_20_normal" table:number-columns-repeated="1017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olza</text:p>
          </table:table-cell>
          <table:table-cell office:value-type="string" calcext:value-type="string">
            <text:p>ZC8, ZC09, ZC10, ZC11, ZC13, ZC15, ZC16, ZC30, ZC31</text:p>
          </table:table-cell>
          <table:table-cell office:value-type="string" calcext:value-type="string">
            <text:p>rape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</text:p>
          </table:table-cell>
          <table:table-cell office:value-type="string" calcext:value-type="string">
            <text:p>hectare</text:p>
          </table:table-cell>
          <table:table-cell table:number-columns-repeated="1017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2">
          <table:table-cell office:value-type="string" calcext:value-type="string">
            <text:p>Semence colza certifié</text:p>
          </table:table-cell>
          <table:table-cell office:value-type="string" calcext:value-type="string">
            <text:p>rape_seed</text:p>
          </table:table-cell>
          <table:table-cell office:value-type="string" calcext:value-type="string">
            <text:p>uo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11.5" calcext:value-type="float">
            <text:p>11,5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25.875" calcext:value-type="float">
            <text:p>-25,87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24" calcext:value-type="float">
            <text:p>-2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4" calcext:value-type="float">
            <text:p>-6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60" calcext:value-type="float">
            <text:p>-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20" calcext:value-type="float">
            <text:p>-2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67.2" calcext:value-type="float">
            <text:p>-67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74" calcext:value-type="float">
            <text:p>74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83" calcext:value-type="float">
            <text:p>5,83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54.7282" calcext:value-type="float">
            <text:p>-154,728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1.88" calcext:value-type="float">
            <text:p>1,8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15.416" calcext:value-type="float">
            <text:p>-15,4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83" calcext:value-type="float">
            <text:p>5,83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7]*[.D17]*[.G17]" office:value-type="float" office:value="-83.8354" calcext:value-type="float">
            <text:p>-83,835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5" calcext:value-type="float">
            <text:p>5,00</text:p>
          </table:table-cell>
          <table:table-cell office:value-type="float" office:value="-1" calcext:value-type="float">
            <text:p>-1</text:p>
          </table:table-cell>
          <table:table-cell table:formula="of:=[.F18]*[.D18]*[.G18]" office:value-type="float" office:value="-5" calcext:value-type="float">
            <text:p>-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ndement 1</text:p>
          </table:table-cell>
          <table:table-cell office:value-type="string" calcext:value-type="string">
            <text:p>oilrape_grain</text:p>
          </table:table-cell>
          <table:table-cell office:value-type="string" calcext:value-type="string">
            <text:p>u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45" calcext:value-type="float">
            <text:p>45,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ndement 2</text:p>
          </table:table-cell>
          <table:table-cell office:value-type="string" calcext:value-type="string">
            <text:p>oilrape_grain</text:p>
          </table:table-cell>
          <table:table-cell office:value-type="string" calcext:value-type="string">
            <text:p>u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45" calcext:value-type="float">
            <text:p>45,00</text:p>
          </table:table-cell>
          <table:table-cell office:value-type="float" office:value="1" calcext:value-type="float">
            <text:p>1</text:p>
          </table:table-cell>
          <table:table-cell table:formula="of:=[.F20]*[.D20]*[.G20]" office:value-type="float" office:value="1530" calcext:value-type="float">
            <text:p>1530</text:p>
          </table:table-cell>
          <table:table-cell table:number-columns-repeated="1016"/>
        </table:table-row>
        <table:table-row table:style-name="ro2">
          <table:table-cell table:number-columns-repeated="8"/>
          <table:table-cell table:formula="of:=SUM([.H4:.H20])" office:value-type="float" office:value="967.961" calcext:value-type="float">
            <text:p>967,961</text:p>
          </table:table-cell>
          <table:table-cell table:number-columns-repeated="1015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lé dur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6" table:default-cell-style-name="Default"/>
        <table:table-column table:style-name="co15" table:default-cell-style-name="Default"/>
        <table:table-column table:style-name="co8" table:number-columns-repeated="100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Supports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</text:p>
          </table:table-cell>
          <table:table-cell table:style-name="Titre_20_normal" office:value-type="string" calcext:value-type="string">
            <text:p>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lé dur</text:p>
          </table:table-cell>
          <table:table-cell office:value-type="string" calcext:value-type="string">
            <text:p>Z13</text:p>
          </table:table-cell>
          <table:table-cell office:value-type="string" calcext:value-type="string">
            <text:p>miradoux_hard_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</text:p>
          </table:table-cell>
          <table:table-cell office:value-type="string" calcext:value-type="string">
            <text:p>hectare</text:p>
          </table:table-cell>
          <table:table-cell table:number-columns-repeated="1017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2">
          <table:table-cell office:value-type="string" calcext:value-type="string">
            <text:p>Semence blé certifié</text:p>
          </table:table-cell>
          <table:table-cell office:value-type="string" calcext:value-type="string">
            <text:p>miradoux_hard_wheat_seed_25</text:p>
          </table:table-cell>
          <table:table-cell office:value-type="string" calcext:value-type="string">
            <text:p>u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9" calcext:value-type="float">
            <text:p>0,9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ndement 1</text:p>
          </table:table-cell>
          <table:table-cell office:value-type="string" calcext:value-type="string">
            <text:p>hard_wheat_grain</text:p>
          </table:table-cell>
          <table:table-cell office:value-type="string" calcext:value-type="string">
            <text:p>u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9" calcext:value-type="float">
            <text:p>29,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is grain" table:style-name="ta1">
        <table:table-column table:style-name="co36" table:default-cell-style-name="Default"/>
        <table:table-column table:style-name="co37" table:default-cell-style-name="Default"/>
        <table:table-column table:style-name="co3" table:default-cell-style-name="Default"/>
        <table:table-column table:style-name="co19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6" table:default-cell-style-name="Default"/>
        <table:table-column table:style-name="co15" table:default-cell-style-name="Default"/>
        <table:table-column table:style-name="co8" table:number-columns-repeated="100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Supports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</text:p>
          </table:table-cell>
          <table:table-cell table:style-name="Titre_20_normal" office:value-type="string" calcext:value-type="string">
            <text:p>Code unité œuvre</text:p>
          </table:table-cell>
          <table:table-cell table:style-name="Titre_20_normal" table:number-columns-repeated="1017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ïs grain</text:p>
          </table:table-cell>
          <table:table-cell office:value-type="string" calcext:value-type="string">
            <text:p>ZC03, ZC04, ZC22, ZC23, ZC29, ZC31</text:p>
          </table:table-cell>
          <table:table-cell office:value-type="string" calcext:value-type="string">
            <text:p>corn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</text:p>
          </table:table-cell>
          <table:table-cell office:value-type="string" calcext:value-type="string">
            <text:p>hectare</text:p>
          </table:table-cell>
          <table:table-cell table:number-columns-repeated="1017"/>
        </table:table-row>
        <table:table-row table:style-name="ro6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2">
          <table:table-cell office:value-type="string" calcext:value-type="string">
            <text:p>Semence Maïs</text:p>
          </table:table-cell>
          <table:table-cell office:value-type="string" calcext:value-type="string">
            <text:p>corn_seed_50tg</text:p>
          </table:table-cell>
          <table:table-cell office:value-type="string" calcext:value-type="string">
            <text:p>uo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kg</text:p>
          </table:table-cell>
          <table:table-cell table:style-name="Chiffre" office:value-type="float" office:value="133" calcext:value-type="float">
            <text:p>133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86.2" calcext:value-type="float">
            <text:p>-186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32" calcext:value-type="float">
            <text:p>-3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0" calcext:value-type="float">
            <text:p>-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50" calcext:value-type="float">
            <text:p>-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74" calcext:value-type="float">
            <text:p>74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32.56" calcext:value-type="float">
            <text:p>-32,5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40.9836" calcext:value-type="float">
            <text:p>-40,983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.968" calcext:value-type="float">
            <text:p>-1,96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moir maï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ducteur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70.7496" calcext:value-type="float">
            <text:p>-70,749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ndement 1</text:p>
          </table:table-cell>
          <table:table-cell office:value-type="string" calcext:value-type="string">
            <text:p>corn_grain</text:p>
          </table:table-cell>
          <table:table-cell office:value-type="string" calcext:value-type="string">
            <text:p>u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8" calcext:value-type="float">
            <text:p>18,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ndement 2</text:p>
          </table:table-cell>
          <table:table-cell office:value-type="string" calcext:value-type="string">
            <text:p>corn_grain</text:p>
          </table:table-cell>
          <table:table-cell office:value-type="string" calcext:value-type="string">
            <text:p>u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8" calcext:value-type="float">
            <text:p>18,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8"/>
          <table:table-cell table:formula="of:=SUM([.H4:.H17])" office:value-type="float" office:value="-608.6112" calcext:value-type="float">
            <text:p>-608,6112</text:p>
          </table:table-cell>
          <table:table-cell table:number-columns-repeated="1015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lé WAIT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6" table:default-cell-style-name="Default"/>
        <table:table-column table:style-name="co15" table:default-cell-style-name="Default"/>
        <table:table-column table:style-name="co8" table:number-columns-repeated="100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Supports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</text:p>
          </table:table-cell>
          <table:table-cell table:style-name="Titre_20_normal" office:value-type="string" calcext:value-type="string">
            <text:p>Code unité œuvre</text:p>
          </table:table-cell>
          <table:table-cell table:style-name="Titre_20_normal" table:number-columns-repeated="1017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ZC05, ZC06, ZC07, ZC18, ZC25, ZC26, ZC27, ZC28</text:p>
          </table:table-cell>
          <table:table-cell office:value-type="string" calcext:value-type="string">
            <text:p>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</text:p>
          </table:table-cell>
          <table:table-cell office:value-type="string" calcext:value-type="string">
            <text:p>hectare</text:p>
          </table:table-cell>
          <table:table-cell table:number-columns-repeated="1017"/>
        </table:table-row>
        <table:table-row table:style-name="ro6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2">
          <table:table-cell office:value-type="string" calcext:value-type="string">
            <text:p>Semence blé certifié</text:p>
          </table:table-cell>
          <table:table-cell office:value-type="string" calcext:value-type="string">
            <text:p>caphorn_wheat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18" calcext:value-type="float">
            <text:p>-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4" calcext:value-type="float">
            <text:p>-6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60" calcext:value-type="float">
            <text:p>-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" calcext:value-type="float">
            <text:p>-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84" calcext:value-type="float">
            <text:p>-8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44.643" calcext:value-type="float">
            <text:p>-144,64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036" calcext:value-type="float">
            <text:p>-8,03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8.371" calcext:value-type="float">
            <text:p>-78,37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7]*[.D17]*[.G17]" office:value-type="float" office:value="-11" calcext:value-type="float">
            <text:p>-1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ndement 1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8.2" calcext:value-type="float">
            <text:p>18,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ndement 2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8.2" calcext:value-type="float">
            <text:p>18,20</text:p>
          </table:table-cell>
          <table:table-cell office:value-type="float" office:value="1" calcext:value-type="float">
            <text:p>1</text:p>
          </table:table-cell>
          <table:table-cell table:formula="of:=[.F19]*[.D19]*[.G19]" office:value-type="float" office:value="1547" calcext:value-type="float">
            <text:p>1547</text:p>
          </table:table-cell>
          <table:table-cell table:number-columns-repeated="1016"/>
        </table:table-row>
        <table:table-row table:style-name="ro2">
          <table:table-cell table:number-columns-repeated="8"/>
          <table:table-cell table:formula="of:=SUM([.H4:.H19])" office:value-type="float" office:value="914.4656" calcext:value-type="float">
            <text:p>914,4656</text:p>
          </table:table-cell>
          <table:table-cell table:number-columns-repeated="1015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able-cell-properties fo:background-color="transparent" fo:wrap-option="wrap" fo:padding="0.101cm" style:vertical-align="middle" loext:vertical-justify="auto"/>
      <style:paragraph-properties css3t:text-justify="auto"/>
      <style:text-properties style:font-name="Lato" fo:font-family="Lato" style:font-style-name="Normal" style:font-pitch="variable" fo:font-size="10pt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itre_20_normal" style:display-name="Titre normal" style:family="table-cell" style:parent-style-name="Default">
      <style:table-cell-properties fo:background-color="#dddddd" style:text-align-source="fix" style:repeat-content="false" fo:wrap-option="wrap" fo:border="0.06pt solid #000000" fo:padding-bottom="0.049cm" fo:padding-left="0.101cm" fo:padding-right="0.101cm" fo:padding-top="0.049cm" style:vertical-align="middle" loext:vertical-justify="auto"/>
      <style:paragraph-properties fo:text-align="center" css3t:text-justify="auto" fo:margin-left="0cm"/>
      <style:text-properties fo:font-size="11pt" fo:font-weight="bold" style:font-size-asian="14pt" style:font-weight-asian="bold" style:font-size-complex="14pt" style:font-weight-complex="600"/>
    </style:style>
    <style:style style:name="Chiffre" style:family="table-cell" style:parent-style-name="Default" style:data-style-name="N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 style:data-style-name="N2" text:time-value="21:28:13.894268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5-02-06T08:04:27.091650718</meta:creation-date>
    <dc:date>2015-02-25T22:31:12.243809403</dc:date>
    <dc:creator>Brice TEXIER</dc:creator>
    <meta:editing-duration>P1DT21H27M20S</meta:editing-duration>
    <meta:editing-cycles>78</meta:editing-cycles>
    <meta:generator>LibreOffice/4.3.3.2$Linux_X86_64 LibreOffice_project/430m0$Build-2</meta:generator>
    <meta:document-statistic meta:table-count="9" meta:cell-count="977" meta:object-count="0"/>
  </office:meta>
</office:document-meta>
</file>